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3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>
      <style:paragraph-properties fo:text-align="start" style:justify-single-word="false"/>
      <style:text-properties officeooo:paragraph-rsid="00109aa5"/>
    </style:style>
    <style:style style:name="P8" style:family="paragraph" style:parent-style-name="Standard" style:list-style-name="L1">
      <style:text-properties officeooo:paragraph-rsid="002a88ed"/>
    </style:style>
    <style:style style:name="P9" style:family="paragraph" style:parent-style-name="Standard" style:list-style-name="L1">
      <style:text-properties style:font-name="DejaVu Sans Condensed" fo:font-size="12pt" fo:font-style="normal" officeooo:rsid="002a88ed" officeooo:paragraph-rsid="002a88ed" style:font-size-asian="12pt" style:font-style-asian="normal" style:font-size-complex="12pt" style:font-style-complex="normal"/>
    </style:style>
    <style:style style:name="P10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7">
      <style:text-properties style:font-name="DejaVu Sans Condensed" fo:font-size="12pt" officeooo:rsid="00148c7a" officeooo:paragraph-rsid="002a88ed" style:font-size-asian="12pt" style:font-size-complex="12pt"/>
    </style:style>
    <style:style style:name="P12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7">
      <style:paragraph-properties fo:text-align="start" style:justify-single-word="false"/>
      <style:text-properties style:font-name="DejaVu Sans Condensed" fo:font-size="12pt" officeooo:rsid="00148c7a" officeooo:paragraph-rsid="002a88ed" style:font-size-asian="12pt" style:font-size-complex="12pt"/>
    </style:style>
    <style:style style:name="P15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20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21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22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23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24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14">
      <style:text-properties style:font-name="DejaVu Sans Condensed" fo:font-size="12pt" officeooo:rsid="002a88ed" officeooo:paragraph-rsid="002a88ed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rsid="002a88ed" officeooo:paragraph-rsid="002a88ed" style:font-size-asian="12pt" style:font-size-complex="12pt"/>
    </style:style>
    <style:style style:name="P27" style:family="paragraph" style:parent-style-name="Standard" style:list-style-name="L5">
      <style:text-properties style:font-name="DejaVu Sans Condensed" fo:font-size="12pt" officeooo:rsid="002a88ed" officeooo:paragraph-rsid="002a88ed" style:font-size-asian="12pt" style:font-size-complex="12pt"/>
    </style:style>
    <style:style style:name="P28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0" style:family="paragraph" style:parent-style-name="Standard" style:list-style-name="L23">
      <style:paragraph-properties fo:text-align="start" style:justify-single-word="false"/>
      <style:text-properties style:font-name="DejaVu Sans Condensed" fo:font-size="12pt" fo:font-weight="normal" officeooo:rsid="002a88ed" officeooo:paragraph-rsid="002a88ed" style:font-size-asian="12pt" style:font-weight-asian="normal" style:font-size-complex="12pt" style:font-weight-complex="normal"/>
    </style:style>
    <style:style style:name="P31" style:family="paragraph" style:parent-style-name="Standard" style:list-style-name="L24">
      <style:paragraph-properties fo:text-align="start" style:justify-single-word="false"/>
      <style:text-properties style:font-name="DejaVu Sans Condensed" fo:font-size="12pt" fo:font-weight="normal" officeooo:rsid="002a88ed" officeooo:paragraph-rsid="002a88ed" style:font-size-asian="12pt" style:font-weight-asian="normal" style:font-size-complex="12pt" style:font-weight-complex="normal"/>
    </style:style>
    <style:style style:name="P32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weight="normal" officeooo:rsid="002a88ed" officeooo:paragraph-rsid="002a88e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DejaVu Sans Condensed" fo:font-size="12pt" fo:font-weight="bold" officeooo:rsid="00148c7a" officeooo:paragraph-rsid="002a88e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88ed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DejaVu Sans Condensed" fo:font-size="12pt" fo:font-weight="bold" officeooo:paragraph-rsid="002a88e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DejaVu Sans Condensed" fo:font-size="12pt" fo:font-weight="bold" officeooo:rsid="002a88ed" officeooo:paragraph-rsid="002a88ed" style:font-size-asian="12pt" style:font-weight-asian="bold" style:font-size-complex="12pt" style:font-weight-complex="bold"/>
    </style:style>
    <style:style style:name="P37" style:family="paragraph" style:parent-style-name="Standard" style:list-style-name="L26">
      <style:text-properties style:font-name="DejaVu Sans Condensed" fo:font-size="12pt" fo:font-weight="bold" officeooo:rsid="002a88ed" officeooo:paragraph-rsid="002a88ed" style:font-size-asian="12pt" style:font-weight-asian="bold" style:font-size-complex="12pt" style:font-weight-complex="bold"/>
    </style:style>
    <style:style style:name="P38" style:family="paragraph" style:parent-style-name="Standard" style:list-style-name="L6">
      <style:text-properties officeooo:paragraph-rsid="00109aa5"/>
    </style:style>
    <style:style style:name="P39" style:family="paragraph" style:parent-style-name="Standard" style:list-style-name="L8">
      <style:text-properties officeooo:paragraph-rsid="00109aa5"/>
    </style:style>
    <style:style style:name="P40" style:family="paragraph" style:parent-style-name="Standard" style:list-style-name="L13">
      <style:text-properties officeooo:paragraph-rsid="00109aa5"/>
    </style:style>
    <style:style style:name="P41" style:family="paragraph" style:parent-style-name="Standard" style:list-style-name="L23">
      <style:text-properties officeooo:paragraph-rsid="002a88ed"/>
    </style:style>
    <style:style style:name="P42" style:family="paragraph" style:parent-style-name="Standard" style:list-style-name="L18">
      <style:paragraph-properties fo:text-align="start" style:justify-single-word="false"/>
      <style:text-properties officeooo:paragraph-rsid="002a88ed"/>
    </style:style>
    <style:style style:name="P43" style:family="paragraph" style:parent-style-name="Standard" style:list-style-name="L23">
      <style:text-properties officeooo:rsid="002a88ed" officeooo:paragraph-rsid="002a88ed"/>
    </style:style>
    <style:style style:name="P44" style:family="paragraph" style:parent-style-name="Standard">
      <style:text-properties officeooo:rsid="002a88ed" officeooo:paragraph-rsid="00109aa5"/>
    </style:style>
    <style:style style:name="P45" style:family="paragraph" style:parent-style-name="Standard" style:list-style-name="L18">
      <style:paragraph-properties fo:text-align="start" style:justify-single-word="false"/>
      <style:text-properties officeooo:rsid="002a88ed" officeooo:paragraph-rsid="002a88ed"/>
    </style:style>
    <style:style style:name="P46" style:family="paragraph" style:parent-style-name="Standard" style:list-style-name="L6">
      <style:text-properties officeooo:rsid="002a88ed" officeooo:paragraph-rsid="002a88e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fo:font-style="normal" fo:font-weight="normal" officeooo:rsid="0018178b" style:font-style-asian="normal" style:font-weight-asian="normal"/>
    </style:style>
    <style:style style:name="T10" style:family="text">
      <style:text-properties fo:font-style="normal" officeooo:rsid="002a88ed" style:font-style-asian="normal" style:font-style-complex="normal"/>
    </style:style>
    <style:style style:name="T11" style:family="text">
      <style:text-properties officeooo:rsid="001638d2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2a88ed" style:font-size-asian="12pt" style:font-size-complex="12pt"/>
    </style:style>
    <style:style style:name="T20" style:family="text">
      <style:text-properties style:font-name="DejaVu Sans Condensed" fo:font-size="12pt" officeooo:rsid="0018178b" style:font-size-asian="12pt" style:font-size-complex="12pt"/>
    </style:style>
    <style:style style:name="T2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2a88ed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style="normal" officeooo:rsid="002a88ed" style:font-size-asian="12pt" style:font-style-asian="normal" style:font-size-complex="12pt" style:font-style-complex="normal"/>
    </style:style>
    <style:style style:name="T25" style:family="text">
      <style:text-properties officeooo:rsid="002a88e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a88ed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7"><text:span text:style-name="T14">Throttle </text:span><text:span text:style-name="T16">Grip</text:span></text:p>
      <text:p text:style-name="P29"/>
      <text:p text:style-name="P36">Throttle</text:p>
      <text:list xml:id="list12169258" text:style-name="L26">
        <text:list-item>
          <text:p text:style-name="P37"><text:span text:style-name="T26">Left: X Rotation axis</text:span></text:p>
        </text:list-item>
        <text:list-item>
          <text:p text:style-name="P37"><text:span text:style-name="T26">Right: Y Rotation axis</text:span></text:p>
        </text:list-item>
      </text:list>
      <text:p text:style-name="P33">Pinky <text:span text:style-name="T12">W</text:span>heel</text:p>
      <text:list xml:id="list287484752" text:style-name="L23">
        <text:list-item>
          <text:p text:style-name="P41"><text:span text:style-name="T18">P: </text:span><text:span text:style-name="T19">Button 1</text:span></text:p>
        </text:list-item>
        <text:list-item>
          <text:p text:style-name="P43"><text:span text:style-name="T17">B: Button 2</text:span></text:p>
        </text:list-item>
        <text:list-item>
          <text:p text:style-name="P30">F: Button 3</text:p>
        </text:list-item>
      </text:list>
      <text:p text:style-name="P34"><text:span text:style-name="T2">P</text:span>inky <text:span text:style-name="T12">B</text:span>utton</text:p>
      <text:list xml:id="list1727730989" text:style-name="L24">
        <text:list-item>
          <text:p text:style-name="P31">P: Button 4</text:p>
        </text:list-item>
      </text:list>
      <text:p text:style-name="P35"><text:span text:style-name="T2">P</text:span><text:span text:style-name="T7">inky </text:span><text:span text:style-name="T12">S</text:span><text:span text:style-name="T2">witch</text:span></text:p>
      <text:list xml:id="list464956124" text:style-name="L18">
        <text:list-item>
          <text:p text:style-name="P42"><text:span text:style-name="T22">P: </text:span><text:span text:style-name="T23">Button 5</text:span></text:p>
        </text:list-item>
        <text:list-item>
          <text:p text:style-name="P45"><text:span text:style-name="T21">D: Button 6</text:span></text:p>
        </text:list-item>
        <text:list-item>
          <text:p text:style-name="P45"><text:span text:style-name="T21">U: Button 7</text:span></text:p>
        </text:list-item>
      </text:list>
      <text:p text:style-name="P35"><text:span text:style-name="T2">Ring </text:span><text:span text:style-name="T12">F</text:span><text:span text:style-name="T2">inger </text:span><text:span text:style-name="T12">S</text:span><text:span text:style-name="T7">lider</text:span></text:p>
      <text:list xml:id="list3010685525" text:style-name="L17">
        <text:list-item>
          <text:p text:style-name="P14"><text:span text:style-name="T21">U/D:</text:span><text:span text:style-name="T27"> Z Axis</text:span></text:p>
        </text:list-item>
      </text:list>
      <text:p text:style-name="P33"><text:span text:style-name="T2">Middle </text:span><text:span text:style-name="T12">F</text:span><text:span text:style-name="T2">inger </text:span><text:span text:style-name="T12">H</text:span><text:span text:style-name="T2">at</text:span></text:p>
      <text:list xml:id="list3161887814" text:style-name="L16">
        <text:list-item>
          <text:p text:style-name="P32"><text:span text:style-name="T1">P</text:span>: Button 8</text:p>
        </text:list-item>
        <text:list-item>
          <text:p text:style-name="P32">D: Button 9</text:p>
        </text:list-item>
        <text:list-item>
          <text:p text:style-name="P32">R: Button 10</text:p>
        </text:list-item>
        <text:list-item>
          <text:p text:style-name="P32">U: Button 11</text:p>
        </text:list-item>
        <text:list-item>
          <text:p text:style-name="P32">L: Button 12</text:p>
        </text:list-item>
      </text:list>
      <text:p text:style-name="P35"><text:span text:style-name="T2">M</text:span><text:span text:style-name="T7">inistick</text:span></text:p>
      <text:list xml:id="list311141799" text:style-name="L14">
        <text:list-item>
          <text:p text:style-name="P25">P: Button 13</text:p>
        </text:list-item>
        <text:list-item>
          <text:p text:style-name="P25">L/R: X Axis</text:p>
        </text:list-item>
        <text:list-item>
          <text:p text:style-name="P25">U/D: Y Axis</text:p>
        </text:list-item>
      </text:list>
      <text:p text:style-name="P33"><text:span text:style-name="T2">Top</text:span> <text:span text:style-name="T12">H</text:span>at <text:span text:style-name="T12">Ri</text:span>ng</text:p>
      <text:list xml:id="list2996831242" text:style-name="L4">
        <text:list-item>
          <text:p text:style-name="P26"><text:span text:style-name="T12">F</text:span>: Button 14</text:p>
        </text:list-item>
        <text:list-item>
          <text:p text:style-name="P26">B: Button 15</text:p>
        </text:list-item>
      </text:list>
      <text:p text:style-name="P6"><text:span text:style-name="T13">Top</text:span><text:span text:style-name="T14"> </text:span><text:span text:style-name="T15">H</text:span><text:span text:style-name="T14">at</text:span></text:p>
      <text:list xml:id="list938269958" text:style-name="L1">
        <text:list-item>
          <text:p text:style-name="P9">P: Button 16</text:p>
        </text:list-item>
        <text:list-item>
          <text:p text:style-name="P9">F: Button 17</text:p>
        </text:list-item>
        <text:list-item>
          <text:p text:style-name="P9">D: Button 18</text:p>
        </text:list-item>
        <text:list-item>
          <text:p text:style-name="P9">B: Button 19</text:p>
        </text:list-item>
        <text:list-item>
          <text:p text:style-name="P8"><text:span text:style-name="T24">U: Button 20</text:span></text:p>
        </text:list-item>
      </text:list>
      <text:p text:style-name="P35"><text:span text:style-name="T2">F</text:span><text:span text:style-name="T7">ront </text:span><text:span text:style-name="T12">T</text:span><text:span text:style-name="T7">humb </text:span><text:span text:style-name="T12">B</text:span><text:span text:style-name="T7">utton</text:span></text:p>
      <text:list xml:id="list72806992" text:style-name="L7">
        <text:list-item>
          <text:p text:style-name="P11"><text:span text:style-name="T24">P: </text:span><text:span text:style-name="T10">Button 21</text:span></text:p>
        </text:list-item>
      </text:list>
      <text:p text:style-name="P1"><text:span text:style-name="T2">Middle </text:span><text:span text:style-name="T12">H</text:span><text:span text:style-name="T2">at</text:span></text:p>
      <text:list xml:id="list8176575" text:style-name="L5">
        <text:list-item>
          <text:p text:style-name="P27">P: Button 22</text:p>
        </text:list-item>
        <text:list-item>
          <text:p text:style-name="P27">D: Button 23</text:p>
        </text:list-item>
        <text:list-item>
          <text:p text:style-name="P27">B: Button 24</text:p>
        </text:list-item>
        <text:list-item>
          <text:p text:style-name="P27">U: Button 25</text:p>
        </text:list-item>
        <text:list-item>
          <text:p text:style-name="P27">F: Button 26</text:p>
        </text:list-item>
      </text:list>
      <text:p text:style-name="P2"><text:span text:style-name="T3">B</text:span><text:span text:style-name="T4">ottom </text:span><text:span text:style-name="T6">H</text:span><text:span text:style-name="T4">at</text:span></text:p>
      <text:list xml:id="list670090712" text:style-name="L6">
        <text:list-item>
          <text:p text:style-name="P38"><text:span text:style-name="T19">P: Button 27</text:span></text:p>
        </text:list-item>
        <text:list-item>
          <text:p text:style-name="P46"><text:span text:style-name="T18">D</text:span><text:span text:style-name="T17">: Button 28</text:span></text:p>
        </text:list-item>
        <text:list-item>
          <text:p text:style-name="P46"><text:span text:style-name="T17">B: Button 29</text:span></text:p>
        </text:list-item>
        <text:list-item>
          <text:p text:style-name="P46"><text:span text:style-name="T17">U: Button 30</text:span></text:p>
        </text:list-item>
        <text:list-item>
          <text:p text:style-name="P46"><text:span text:style-name="T17">F: Button 31</text:span></text:p>
        </text:list-item>
      </text:list>
      <text:p text:style-name="P2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339892207" text:style-name="L8">
        <text:list-item>
          <text:p text:style-name="P39"><text:span text:style-name="T20">P: </text:span><text:span text:style-name="T19">Button 32</text:span></text:p>
        </text:list-item>
      </text:list>
      <text:p text:style-name="P2"><text:span text:style-name="T3">B</text:span><text:span text:style-name="T4">ottom </text:span><text:span text:style-name="T6">T</text:span><text:span text:style-name="T4">humb </text:span><text:span text:style-name="T6">B</text:span><text:span text:style-name="T4">utton</text:span></text:p>
      <text:list xml:id="list1089640355" text:style-name="L13">
        <text:list-item>
          <text:p text:style-name="P40"><text:span text:style-name="T18">P: </text:span><text:span text:style-name="T19">Button 33</text:span></text:p>
        </text:list-item>
      </text:list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5T21:31:18.913000000</dc:date>
    <meta:editing-duration>PT2H57M49S</meta:editing-duration>
    <meta:editing-cycles>2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3" meta:word-count="188" meta:character-count="694" meta:non-whitespace-character-count="597"/>
  </office:meta>
</office:document-meta>
</file>